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Standard">
      <style:paragraph-properties>
        <style:tab-stops>
          <style:tab-stop style:position="0.762cm"/>
          <style:tab-stop style:position="1.778cm"/>
        </style:tab-stops>
      </style:paragraph-properties>
    </style:style>
    <style:style style:name="P2" style:family="paragraph" style:parent-style-name="Standard" style:list-style-name="L1">
      <style:paragraph-properties fo:margin-top="0.199cm" fo:margin-bottom="0.199cm" text:number-lines="false" text:line-number="0">
        <style:tab-stops/>
      </style:paragraph-properties>
      <style:text-properties style:font-name="Times"/>
    </style:style>
    <style:style style:name="P3" style:family="paragraph" style:parent-style-name="Standard" style:list-style-name="L1">
      <style:paragraph-properties fo:margin-top="0.199cm" fo:margin-bottom="0.199cm" text:number-lines="false" text:line-number="0"/>
      <style:text-properties style:font-name="Times"/>
    </style:style>
    <style:style style:name="P4" style:family="paragraph" style:parent-style-name="Standard">
      <style:paragraph-properties fo:margin-top="0cm" fo:margin-bottom="0.199cm">
        <style:tab-stops>
          <style:tab-stop style:position="0.762cm"/>
          <style:tab-stop style:position="1.778cm"/>
        </style:tab-stops>
      </style:paragraph-properties>
    </style:style>
    <style:style style:name="P5" style:family="paragraph" style:parent-style-name="Heading_20_2">
      <style:text-properties style:font-name="Times" fo:font-size="12pt" style:font-size-asian="12pt" style:font-size-complex="12pt"/>
    </style:style>
    <style:style style:name="P6"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style:font-name="Tim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Ingredients</text:h>
      <text:p text:style-name="P1"><text:span text:style-name="T1">3 cups green lentils, <text:s/>rinsed</text:span></text:p>
      <text:p text:style-name="P1"><text:span text:style-name="T1">7 cups stock</text:span></text:p>
      <text:p text:style-name="P4"><text:span text:style-name="T1">2 teaspoon salt</text:span></text:p>
      <text:p text:style-name="P1"><text:span text:style-name="T1">2 teaspoon minced garlic</text:span></text:p>
      <text:p text:style-name="P1"><text:span text:style-name="T1">1 cup finely diced onion</text:span></text:p>
      <text:p text:style-name="P1"><text:span text:style-name="T1">1 cup finely diced celery</text:span></text:p>
      <text:p text:style-name="P4"><text:span text:style-name="T1">1 cup finely diced carrot</text:span></text:p>
      <text:p text:style-name="P1"><text:span text:style-name="T1">Lots of black freshly cracked pepper</text:span></text:p>
      <text:p text:style-name="P1"><text:span text:style-name="T1">1½ cups chopped fresh tomatoes</text:span></text:p>
      <text:p text:style-name="P1"><text:span text:style-name="T1">2 tablespoons dry red wine</text:span></text:p>
      <text:p text:style-name="P1"><text:span text:style-name="T1">2 tablespoon lemon juice</text:span></text:p>
      <text:p text:style-name="P1"><text:span text:style-name="T1">1½ tablespoons brown sugar</text:span></text:p>
      <text:p text:style-name="P1"><text:span text:style-name="T1">1 tablespoon wine vinegar</text:span></text:p>
      <text:h text:style-name="P5" text:outline-level="2">Method</text:h>
      <text:list xml:id="list419183426" text:style-name="L1">
        <text:list-item>
          <text:p text:style-name="P2">Simmer lentils, stock and salt for 3 to 4 hours.</text:p>
        </text:list-item>
        <text:list-item>
          <text:p text:style-name="P3">Add garlic, onion, celery and carrot. <text:s/>Simmer for 1 hour.</text:p>
        </text:list-item>
        <text:list-item>
          <text:p text:style-name="P3">30 minutes before serving add remaining ingredi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Faye's Lentil Soup</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8-17T22:41:41</meta:creation-date>
    <dc:language>en-AU</dc:language>
    <meta:editing-cycles>4</meta:editing-cycles>
    <meta:editing-duration>PT00H08M38S</meta:editing-duration>
    <meta:initial-creator>Frank Jung</meta:initial-creator>
    <dc:date>2009-08-17T22:50:18</dc:date>
    <dc:creator>Frank Jung</dc:creator>
    <meta:document-statistic meta:table-count="0" meta:image-count="0" meta:object-count="0" meta:page-count="1" meta:paragraph-count="19" meta:word-count="95" meta:character-count="519"/>
    <meta:user-defined meta:name="Info 1"/>
    <meta:user-defined meta:name="Info 2"/>
    <meta:user-defined meta:name="Info 3"/>
    <meta:user-defined meta:name="Info 4"/>
  </office:meta>
</office:document-meta>
</file>